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erializerGen.printFieldPrefix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Gen.genDeserialzeObject( FieldInfo fieldInfo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serializerGen.printListFieldItemDeser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Gen.genDeserialzeList( FieldInfo fieldInfo , int i , Class &lt; ? &gt; item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DeserializerGen.genDeserialze(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7">
            <text:p text:style-name="Table_20_Contents">37</text:p>
          </table:table-cell>
          <table:table-cell office:value-type="float" office:value="221">
            <text:p text:style-name="Table_20_Contents">221</text:p>
          </table:table-cell>
        </table:table-row>
        <table:table-row>
          <table:table-cell office:value-type="string">
            <text:p text:style-name="Table_20_Contents">DeserializerGen.printFieldDeser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Gen.printFieldVarEnumName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Gen.genBatchSet( FieldInfo [ ] fieldList , boolean fla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serializerGen.genSetFlag(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erializerGen.gen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erializerGen.printFieldVarName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Gen.printListFieldItemType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Gen.DeserializerGen( Class &lt; ? &gt; clazz , Appendab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rializerGen.genEnd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erializerGen.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serializerGen.genConstructo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